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 table:number-columns-repeated="2"/>
          <table:table-cell table:formula="of:=(10.9 * [.F4] * [.I1] * [.I5])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09/5" office:value-type="float" office:value="54.14568" calcext:value-type="float">
            <text:p>54.1456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09/4" office:value-type="float" office:value="14.7135" calcext:value-type="float">
            <text:p>14.713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09" office:value-type="float" office:value="73.5675" calcext:value-type="float">
            <text:p>73.56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 </text:p>
          </table:table-cell>
          <table:table-cell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4"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4"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4"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75" calcext:value-type="float">
            <text:p>0.75</text:p>
          </table:table-cell>
          <table:table-cell table:formula="of:=[.D4]/[$Vessel.$F$5]" office:value-type="float" office:value="0.95" calcext:value-type="float">
            <text:p>0.95</text:p>
          </table:table-cell>
          <table:table-cell table:formula="of:=[.E4]/[$Vessel.$F$5]" office:value-type="float" office:value="0.65" calcext:value-type="float">
            <text:p>0.65</text:p>
          </table:table-cell>
          <table:table-cell table:formula="of:=[.F4]/[$Vessel.$F$5]" office:value-type="float" office:value="0.5" calcext:value-type="float">
            <text:p>0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71" calcext:value-type="float">
            <text:p>0.71</text:p>
          </table:table-cell>
          <table:table-cell table:formula="of:=([.F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6" calcext:value-type="float">
            <text:p>17.6</text:p>
          </table:table-cell>
          <table:table-cell table:formula="of:=10*([$Vessel.$C$9]+0.75*[.F19]-(1-0.25*[.F19]/[$Vessel.$C$9])*([.F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" calcext:value-type="float">
            <text:p>12</text:p>
          </table:table-cell>
          <table:table-cell table:formula="of:=10*([$Vessel.$C$9]+0.75*[.F20]-(1-0.25*[.F20]/[$Vessel.$C$9])*([.F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5.85" calcext:value-type="float">
            <text:p>15.85</text:p>
          </table:table-cell>
          <table:table-cell table:formula="of:=10*([$Vessel.$C$9]+[.F19]-([.F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0.75" calcext:value-type="float">
            <text:p>10.75</text:p>
          </table:table-cell>
          <table:table-cell table:formula="of:=10*([$Vessel.$C$9]+[.F20]-([.F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5.85" calcext:value-type="float">
            <text:p>15.85</text:p>
          </table:table-cell>
          <table:table-cell table:formula="of:=IF([.F$7]&lt;0;[.F23];[.F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0.75" calcext:value-type="float">
            <text:p>10.75</text:p>
          </table:table-cell>
          <table:table-cell table:formula="of:=IF([.F$7]&lt;0;[.F24];[.F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0.75" calcext:value-type="float">
            <text:p>10.75</text:p>
          </table:table-cell>
          <table:table-cell table:formula="of:=MAX([.F28];[.F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6.53125" calcext:value-type="float">
            <text:p>16.53125</text:p>
          </table:table-cell>
          <table:table-cell table:formula="of:=([.D29]-[.D30])/0.4*([.D16]-0.5)+[.D30]" office:value-type="float" office:value="21.15625" calcext:value-type="float">
            <text:p>21.15625</text:p>
          </table:table-cell>
          <table:table-cell table:formula="of:=([.E29]-[.E30])/0.4*([.E16]-0.5)+[.E30]" office:value-type="float" office:value="14.21875" calcext:value-type="float">
            <text:p>14.21875</text:p>
          </table:table-cell>
          <table:table-cell table:formula="of:=([.F29]-[.F30])/0.4*([.F16]-0.5)+[.F30]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6.53125" calcext:value-type="float">
            <text:p>16.53125</text:p>
          </table:table-cell>
          <table:table-cell table:formula="of:=IF([.D16]&lt;0.5;[.D30];IF([.D16]&gt;0.9;[.D29];[.D31]))" office:value-type="float" office:value="20" calcext:value-type="float">
            <text:p>20</text:p>
          </table:table-cell>
          <table:table-cell table:formula="of:=IF([.E16]&lt;0.5;[.E30];IF([.E16]&gt;0.9;[.E29];[.E31]))" office:value-type="float" office:value="14.21875" calcext:value-type="float">
            <text:p>14.21875</text:p>
          </table:table-cell>
          <table:table-cell table:formula="of:=IF([.F16]&lt;0.5;[.F30];IF([.F16]&gt;0.9;[.F29];[.F31]))" office:value-type="float" office:value="10.75" calcext:value-type="float">
            <text:p>10.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16])" office:value-type="float" office:value="0.125" calcext:value-type="float">
            <text:p>0.125</text:p>
          </table:table-cell>
          <table:table-cell table:formula="of:=0.5*(1-[.D16])" office:value-type="float" office:value="0.025" calcext:value-type="float">
            <text:p>0.025</text:p>
          </table:table-cell>
          <table:table-cell table:formula="of:=0.5*(1-[.E16])" office:value-type="float" office:value="0.175" calcext:value-type="float">
            <text:p>0.175</text:p>
          </table:table-cell>
          <table:table-cell table:formula="of:=0.5*(1-[.F16])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KWD 0.2 &lt; x &lt;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16]-3.8" office:value-type="float" office:value="0.7" calcext:value-type="float">
            <text:p>0.7</text:p>
          </table:table-cell>
          <table:table-cell table:formula="of:=6*[.D16]-3.8" office:value-type="float" office:value="1.9" calcext:value-type="float">
            <text:p>1.9</text:p>
          </table:table-cell>
          <table:table-cell table:formula="of:=6*[.E16]-3.8" office:value-type="float" office:value="0.100000000000001" calcext:value-type="float">
            <text:p>0.100000000000001</text:p>
          </table:table-cell>
          <table:table-cell table:formula="of:=6*[.F16]-3.8" office:value-type="float" office:value="-0.8" calcext:value-type="float">
            <text:p>-0.8</text:p>
          </table:table-cell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0.7; [.C35]; IF([.C16]&lt;0.8;[.C36];[.C37])))" office:value-type="float" office:value="0.7" calcext:value-type="float">
            <text:p>0.7</text:p>
          </table:table-cell>
          <table:table-cell table:formula="of:=IF([.D16]&lt;0.2;[.D34]; IF([.D16]&lt;0.7; [.D35]; IF([.D16]&lt;0.8;[.D36];[.D37])))" office:value-type="float" office:value="1" calcext:value-type="float">
            <text:p>1</text:p>
          </table:table-cell>
          <table:table-cell table:formula="of:=IF([.E16]&lt;0.2;[.E34]; IF([.E16]&lt;0.7; [.E35]; IF([.E16]&lt;0.8;[.E36];[.E37])))" office:value-type="float" office:value="0.4" calcext:value-type="float">
            <text:p>0.4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9]; 0.455-0.35*([.C40]^0.75-1.7)/([.C40]^0.75+1.7))" office:value-type="float" office:value="0.5" calcext:value-type="float">
            <text:p>0.5</text:p>
          </table:table-cell>
          <table:table-cell table:formula="of:=MAX([.D39]; 0.455-0.35*([.D40]^0.75-1.7)/([.D40]^0.75+1.7))" office:value-type="float" office:value="0.5" calcext:value-type="float">
            <text:p>0.5</text:p>
          </table:table-cell>
          <table:table-cell table:formula="of:=MAX([.E39]; 0.455-0.35*([.E40]^0.75-1.7)/([.E40]^0.75+1.7))" office:value-type="float" office:value="0.5" calcext:value-type="float">
            <text:p>0.5</text:p>
          </table:table-cell>
          <table:table-cell table:formula="of:=MAX([.F39]; 0.455-0.35*([.F40]^0.75-1.7)/([.F40]^0.75+1.7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2])/(70-[$Vessel.$F$7])" office:value-type="float" office:value="0.931034482758621" calcext:value-type="float">
            <text:p>0.931034482758621</text:p>
          </table:table-cell>
          <table:table-cell table:formula="of:=(70-[.D42])/(70-[$Vessel.$F$7])" office:value-type="float" office:value="0.931034482758621" calcext:value-type="float">
            <text:p>0.931034482758621</text:p>
          </table:table-cell>
          <table:table-cell table:formula="of:=(70-[.E42])/(70-[$Vessel.$F$7])" office:value-type="float" office:value="0.931034482758621" calcext:value-type="float">
            <text:p>0.931034482758621</text:p>
          </table:table-cell>
          <table:table-cell table:formula="of:=(70-[.F42])/(70-[$Vessel.$F$7])" office:value-type="float" office:value="0.931034482758621" calcext:value-type="float">
            <text:p>0.931034482758621</text:p>
          </table:table-cell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1]*[.C43]*[.C38]*[Vessel.$C$3]*[.C44]*(1-0.85*[.C7]/[$Vessel.$I$6])" office:value-type="float" office:value="12.952671921744" calcext:value-type="float">
            <text:p>12.952671921744</text:p>
          </table:table-cell>
          <table:table-cell table:formula="of:=3*[.D41]*[.D43]*[.D38]*[Vessel.$C$3]*[.D44]*(1-0.85*[.D7]/[$Vessel.$I$6])" office:value-type="float" office:value="18.5038170310628" calcext:value-type="float">
            <text:p>18.5038170310628</text:p>
          </table:table-cell>
          <table:table-cell table:formula="of:=3*[.E41]*[.E43]*[.E38]*[Vessel.$C$3]*[.E44]*(1-0.85*[.E7]/[$Vessel.$I$6])" office:value-type="float" office:value="7.40152681242512" calcext:value-type="float">
            <text:p>7.40152681242512</text:p>
          </table:table-cell>
          <table:table-cell table:formula="of:=3*[.F41]*[.F43]*[.F38]*[Vessel.$C$3]*[.F44]*(1-0.85*[.F7]/[$Vessel.$I$6])" office:value-type="float" office:value="7.40152681242512" calcext:value-type="float">
            <text:p>7.401526812425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5]-([.C45]-[.C32])/0.1*([.C47]-[.C16])" office:value-type="float" office:value="11.1633828826159" calcext:value-type="float">
            <text:p>11.1633828826159</text:p>
          </table:table-cell>
          <table:table-cell table:formula="of:=[.D45]-([.D45]-[.D32])/0.1*([.D47]-[.D16])" office:value-type="float" office:value="14.7633596087198" calcext:value-type="float">
            <text:p>14.7633596087198</text:p>
          </table:table-cell>
          <table:table-cell table:formula="of:=[.E45]-([.E45]-[.E32])/0.1*([.E47]-[.E16])" office:value-type="float" office:value="10.8101384062126" calcext:value-type="float">
            <text:p>10.8101384062126</text:p>
          </table:table-cell>
          <table:table-cell table:formula="of:=[.F45]-([.F45]-[.F32])/0.1*([.F47]-[.F16])" office:value-type="float" office:value="14.0984731875749" calcext:value-type="float">
            <text:p>14.0984731875749</text:p>
          </table:table-cell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7]-0.1; 0; IF([.C16]&lt;[.C47]; [.C48]; [.C45]))" office:value-type="float" office:value="12.952671921744" calcext:value-type="float">
            <text:p>12.952671921744</text:p>
          </table:table-cell>
          <table:table-cell table:formula="of:=IF([.D16]&lt;[.D47]-0.1; 0; IF([.D16]&lt;[.D47]; [.D48]; [.D45]))" office:value-type="float" office:value="18.5038170310628" calcext:value-type="float">
            <text:p>18.5038170310628</text:p>
          </table:table-cell>
          <table:table-cell table:formula="of:=IF([.E16]&lt;[.E47]-0.1; 0; IF([.E16]&lt;[.E47]; [.E48]; [.E45]))" office:value-type="float" office:value="10.8101384062126" calcext:value-type="float">
            <text:p>10.8101384062126</text:p>
          </table:table-cell>
          <table:table-cell table:formula="of:=IF([.F16]&lt;[.F47]-0.1; 0; IF([.F16]&lt;[.F47]; [.F48]; [.F45]))" office:value-type="float" office:value="0" calcext:value-type="float">
            <text:p>0</text:p>
          </table:table-cell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/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6" table:style-name="ce1" office:value-type="string" calcext:value-type="string">
            <text:p>fixed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6" table:style-name="ce1" office:value-type="float" office:value="-0.3" calcext:value-type="float">
            <text:p>-0.3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7]; IF([$Vessel.$F$3]&lt;=5;[$constants.$B$8];0)); IF([$Vessel.$F$4]&lt;=1.5 ;IF([$Vessel.$F$3]&lt;=5;[$constants.$B$9];0)))/[$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3]-([.C43]-[.C32])/0.1*([.C45]-[.C16])" office:value-type="float" office:value="39.5592672413793" calcext:value-type="float">
            <text:p>39.5592672413793</text:p>
          </table:table-cell>
          <table:table-cell table:formula="of:=[.D43]-([.D43]-[.D32])/0.1*([.D45]-[.D16])" office:value-type="float" office:value="50.1109913793104" calcext:value-type="float">
            <text:p>50.1109913793104</text:p>
          </table:table-cell>
          <table:table-cell table:formula="of:=[.E43]-([.E43]-[.E32])/0.1*([.E45]-[.E16])" office:value-type="float" office:value="14.9385775862069" calcext:value-type="float">
            <text:p>14.9385775862069</text:p>
          </table:table-cell>
          <table:table-cell table:formula="of:=[.F43]-([.F43]-[.F32])/0.1*([.F45]-[.F16])" office:value-type="float" office:value="13.6810344827586" calcext:value-type="float">
            <text:p>13.6810344827586</text:p>
          </table:table-cell>
          <table:table-cell table:formula="of:=[.G43]-([.G43]-[.G32])/0.1*([.G45]-[.G16])" office:value-type="float" office:value="-2.34375" calcext:value-type="float">
            <text:p>-2.34375</text:p>
          </table:table-cell>
          <table:table-cell table:formula="of:=[.H43]-([.H43]-[.H32])/0.1*([.H45]-[.H16])" office:value-type="float" office:value="66.3072310884612" calcext:value-type="float">
            <text:p>66.30723108846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5]-0.1; 0; IF([.C16]&lt;[.C45]; [.C46]; [.C43]))" office:value-type="float" office:value="23.7413793103448" calcext:value-type="float">
            <text:p>23.7413793103448</text:p>
          </table:table-cell>
          <table:table-cell table:formula="of:=IF([.D16]&lt;[.D45]-0.1; 0; IF([.D16]&lt;[.D45]; [.D46]; [.D43]))" office:value-type="float" office:value="26.3793103448276" calcext:value-type="float">
            <text:p>26.3793103448276</text:p>
          </table:table-cell>
          <table:table-cell table:formula="of:=IF([.E16]&lt;[.E45]-0.1; 0; IF([.E16]&lt;[.E45]; [.E46]; [.E43]))" office:value-type="float" office:value="17.5862068965517" calcext:value-type="float">
            <text:p>17.5862068965517</text:p>
          </table:table-cell>
          <table:table-cell table:formula="of:=IF([.F16]&lt;[.F45]-0.1; 0; IF([.F16]&lt;[.F45]; [.F46]; [.F43]))" office:value-type="float" office:value="0" calcext:value-type="float">
            <text:p>0</text:p>
          </table:table-cell>
          <table:table-cell table:formula="of:=IF([.G16]&lt;[.G45]-0.1; 0; IF([.G16]&lt;[.G45]; [.G46]; [.G43]))" office:value-type="float" office:value="15.9375" calcext:value-type="float">
            <text:p>15.9375</text:p>
          </table:table-cell>
          <table:table-cell table:formula="of:=IF([.H16]&lt;[.H45]-0.1; 0; IF([.H16]&lt;[.H45]; [.H46]; [.H43]))" office:value-type="float" office:value="36.2260174353845" calcext:value-type="float">
            <text:p>36.226017435384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1:30:30.3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08T10:23:21.955000000</dc:date>
    <meta:editing-cycles>9</meta:editing-cycles>
    <meta:editing-duration>P2DT3H34M4S</meta:editing-duration>
    <meta:generator>LibreOffice/7.2.1.2$Windows_X86_64 LibreOffice_project/87b77fad49947c1441b67c559c339af8f3517e22</meta:generator>
    <meta:document-statistic meta:table-count="5" meta:cell-count="719" meta:object-count="0"/>
  </office:meta>
</office:document-meta>
</file>